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style:text-underline-style="none" fo:font-weight="normal" officeooo:rsid="001d2db0" officeooo:paragraph-rsid="001d2db0" style:font-weight-asian="normal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rsid="001d2db0" officeooo:paragraph-rsid="001d2db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I REST</text:p>
      <text:p text:style-name="P2"/>
      <text:p text:style-name="P1">Interface responsável por definir um conjunto de regras para os web services.</text:p>
      <text:p text:style-name="P1"/>
      <text:p text:style-name="P1">Modelar:</text:p>
      <text:p text:style-name="P1">- Como o cliente irá se comunicar com o servidor?</text:p>
      <text:p text:style-name="P1">- Como o servidor irá responder?</text:p>
      <text:p text:style-name="P1"/>
      <text:p text:style-name="P1">Qual rota o cliente deve usar?</text:p>
      <text:p text:style-name="P1">Qual chamada HTTP deve fazer?</text:p>
      <text:p text:style-name="P1">Quais informações ele terá de enviar?</text:p>
      <text:p text:style-name="P1">Qual será a resposta do servidor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8:58:09.652000000</meta:creation-date>
    <dc:date>2023-11-07T09:10:43.705000000</dc:date>
    <meta:editing-duration>PT12M38S</meta:editing-duration>
    <meta:editing-cycles>1</meta:editing-cycles>
    <meta:document-statistic meta:table-count="0" meta:image-count="0" meta:object-count="0" meta:page-count="1" meta:paragraph-count="9" meta:word-count="54" meta:character-count="303" meta:non-whitespace-character-count="258"/>
    <meta:generator>LibreOffice/7.6.2.1$Windows_X86_64 LibreOffice_project/56f7684011345957bbf33a7ee678afaf4d2ba333</meta:generator>
  </office:meta>
</office:document-meta>
</file>